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style:style style:name="P5" style:family="paragraph" style:parent-style-name="Standard" style:list-style-name="L2">
      <style:paragraph-properties fo:line-height="100%"/>
    </style:style>
    <style:style style:name="P6" style:family="paragraph" style:parent-style-name="Standard" style:list-style-name="L1">
      <style:paragraph-properties fo:line-height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previos para reunión miRNAs 11/05/2021</text:p>
      <text:p text:style-name="Standard"/>
      <text:p text:style-name="Standard">Temas a mirar:</text:p>
      <text:list xml:id="list2805117949804431583" text:style-name="L1">
        <text:list-item>
          <text:p text:style-name="P6">Enriquecimiento génico de miRNAs</text:p>
          <text:p text:style-name="P6"/>
        </text:list-item>
        <text:list-item>
          <text:p text:style-name="P6">STAR o tophat2 para mapeado miRNAs (Agradecimiento a Oswaldo por la recomendación de STAR)</text:p>
          <text:p text:style-name="P6"/>
        </text:list-item>
        <text:list-item>
          <text:p text:style-name="P6">Mirar artículos sobre mapeado de miRNAs, ver las herramientas que usan y buscarlas en gitHub (si no tienen github, olvidate de usarla)</text:p>
          <text:p text:style-name="P6"/>
        </text:list-item>
        <text:list-item>
          <text:p text:style-name="P3">Buscar targets de regulación de los miRNAs de interés</text:p>
        </text:list-item>
      </text:list>
      <text:p text:style-name="Standard"/>
      <text:p text:style-name="Standard"/>
      <text:p text:style-name="Standard"/>
      <text:p text:style-name="P2">Punto 1 – Enriquecimiento génico</text:p>
      <text:p text:style-name="Standard"/>
      <text:p text:style-name="Standard"><text:span text:style-name="T1">Fuentes:</text:span> </text:p>
      <text:list xml:id="list2010402419779706800" text:style-name="L2">
        <text:list-item>
          <text:p text:style-name="P4"><text:a xlink:type="simple" xlink:href="http://www.mirbase.org/blog/2018/06/microrna-gene-ontology-annotations/" text:style-name="Internet_20_link" text:visited-style-name="Visited_20_Internet_20_Link">http://www.mirbase.org/blog/2018/06/microrna-gene-ontology-annotations/</text:a></text:p>
        </text:list-item>
        <text:list-item>
          <text:p text:style-name="P5"><text:a xlink:type="simple" xlink:href="https://www.ucl.ac.uk/cardiovascular/research/pre-clinical-and-fundamental-science/functional-gene-annotation/microrna-annotation" text:style-name="Internet_20_link" text:visited-style-name="Visited_20_Internet_20_Link">https://www.ucl.ac.uk/cardiovascular/research/pre-clinical-and-fundamental-science/functional-gene-annotation/microrna-annotation</text:a></text:p>
        </text:list-item>
      </text:list>
      <text:p text:style-name="Standard"/>
      <text:p text:style-name="Standard">La BBDD <text:a xlink:type="simple" xlink:href="http://www.mirbase.org/" text:style-name="Internet_20_link" text:visited-style-name="Visited_20_Internet_20_Link">miRBase</text:a> empezó a incorporar la anotación génica de varios miRNAs a partir de junio de 2018 bajo la sección "QuickGO function". Estas anotaciones están curadas manualmente y provienen de fuentes primarias, siendo la fuente principal el extenso trabajo de <text:a xlink:type="simple" xlink:href="https://rnajournal.cshlp.org/content/24/8/1005" text:style-name="Internet_20_link" text:visited-style-name="Visited_20_Internet_20_Link">Rachael Huntley </text:a><text:a xlink:type="simple" xlink:href="https://rnajournal.cshlp.org/content/24/8/1005" text:style-name="Internet_20_link" text:visited-style-name="Visited_20_Internet_20_Link"><text:span text:style-name="T1">et al. </text:span></text:a><text:a xlink:type="simple" xlink:href="https://rnajournal.cshlp.org/content/24/8/1005" text:style-name="Internet_20_link" text:visited-style-name="Visited_20_Internet_20_Link"><text:span text:style-name="T3">(2018)</text:span></text:a> del <text:span text:style-name="T2">UCL Functional Gene Annonation Group</text:span> (Reino Unido). La ontología empleada fue la base de datos <text:a xlink:type="simple" xlink:href="https://www.ebi.ac.uk/QuickGO/" text:style-name="Internet_20_link" text:visited-style-name="Visited_20_Internet_20_Link">QuickGO</text:a> del EBI. En el blog de mirbase también se menciona la base de datos <text:a xlink:type="simple" xlink:href="https://rnacentral.org/" text:style-name="Internet_20_link" text:visited-style-name="Visited_20_Internet_20_Link">RNAcentral</text:a>, la cual también dispone de microRNAs anotados con QuickGO, sus targets, interacciones con biomoléculas y su localización genómica.</text:p>
      <text:p text:style-name="Standard"/>
      <text:p text:style-name="Standard"/>
      <text:p text:style-name="Standard">Ee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</text:p>
      <text:p text:style-name="Standard">Información aportada por Gambini:</text:p>
      <text:p text:style-name="Standard">-Las células se comunican por microvesículas cargadas del contenido del citoplasma, además de por tight junctions, desmosomas y demases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7M31S</meta:editing-duration>
    <meta:editing-cycles>15</meta:editing-cycles>
    <meta:generator>OpenOffice/4.1.10$Win32 OpenOffice.org_project/4110m2$Build-9807</meta:generator>
    <dc:date>2021-05-10T15:52:16.38</dc:date>
    <meta:document-statistic meta:table-count="0" meta:image-count="0" meta:object-count="0" meta:page-count="1" meta:paragraph-count="16" meta:word-count="192" meta:character-count="1518"/>
    <meta:user-defined meta:name="Info 1"/>
    <meta:user-defined meta:name="Info 2"/>
    <meta:user-defined meta:name="Info 3"/>
    <meta:user-defined meta:name="Info 4"/>
  </office:meta>
</office:document-meta>
</file>